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8f60f" officeooo:paragraph-rsid="0008f60f"/>
    </style:style>
    <style:style style:name="P2" style:family="paragraph" style:parent-style-name="Standard">
      <style:paragraph-properties fo:text-align="center" style:justify-single-word="false"/>
      <style:text-properties officeooo:rsid="0008f60f" officeooo:paragraph-rsid="0008f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Steve Broll</text:p>
      <text:p text:style-name="P1">Asaf Drizlikh</text:p>
      <text:p text:style-name="P1">Xin Su</text:p>
      <text:p text:style-name="P2">Creating Predictive Model for Potentially Hazardous Asteroid Classification trained by Asteroids from NASA WISE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3:21:53.339850071</meta:creation-date>
    <dc:date>2017-04-24T13:28:21.514616474</dc:date>
    <meta:editing-duration>PT6M28S</meta:editing-duration>
    <meta:editing-cycles>1</meta:editing-cycles>
    <meta:document-statistic meta:table-count="0" meta:image-count="0" meta:object-count="0" meta:page-count="1" meta:paragraph-count="4" meta:word-count="21" meta:character-count="156" meta:non-whitespace-character-count="133"/>
    <meta:generator>LibreOffice/5.2.6.2$Linux_X86_64 LibreOffice_project/20$Build-2</meta:generator>
  </office:meta>
</office:document-meta>
</file>